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3pt" officeooo:paragraph-rsid="00139d1f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3pt" officeooo:paragraph-rsid="0014d161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3pt" style:text-underline-style="solid" style:text-underline-width="auto" style:text-underline-color="font-color" fo:font-weight="bold" officeooo:rsid="00030533" officeooo:paragraph-rsid="00139d1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font-weight="bold" officeooo:paragraph-rsid="00139d1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Manjari" fo:font-size="15pt" style:text-underline-style="solid" style:text-underline-width="auto" style:text-underline-color="font-color" fo:font-weight="bold" officeooo:rsid="00030533" officeooo:paragraph-rsid="00139d1f" style:font-size-asian="15pt" style:font-weight-asian="bold" style:font-size-complex="15pt" style:font-weight-complex="bold"/>
    </style:style>
    <style:style style:name="T1" style:family="text">
      <style:text-properties officeooo:rsid="0019c4ba"/>
    </style:style>
    <style:style style:name="T2" style:family="text">
      <style:text-properties officeooo:rsid="00139d1f"/>
    </style:style>
    <style:style style:name="T3" style:family="text">
      <style:text-properties officeooo:rsid="0014d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ão <text:span text:style-name="T2">5</text:span></text:p>
      <text:p text:style-name="P3"/>
      <text:p text:style-name="P1">As complexidades computacionais dos algoritmos de ordenação mencionados são as seguintes:</text:p>
      <text:p text:style-name="P1"/>
      <text:p text:style-name="P4">1. Selection Sort:</text:p>
      <text:p text:style-name="P1"><text:s text:c="3"/>- Melhor Caso: O(n^2)</text:p>
      <text:p text:style-name="P1"><text:s text:c="3"/>- Médio Caso: O(n^2)</text:p>
      <text:p text:style-name="P1"><text:s text:c="3"/>- Pior Caso: O(n^2)</text:p>
      <text:p text:style-name="P1"/>
      <text:p text:style-name="P4">2. Insertion Sort:</text:p>
      <text:p text:style-name="P1"><text:s text:c="3"/>- Melhor Caso: O(n) </text:p>
      <text:p text:style-name="P1"><text:s text:c="3"/>- Médio Caso: O(n^2)</text:p>
      <text:p text:style-name="P1"><text:s text:c="3"/>- Pior Caso: O(n^2)</text:p>
      <text:p text:style-name="P1"/>
      <text:p text:style-name="P4">3. Bubble Sort:</text:p>
      <text:p text:style-name="P1"><text:s text:c="3"/>- Melhor Caso: O(n) </text:p>
      <text:p text:style-name="P1"><text:s text:c="3"/>- Médio Caso: O(n^2)</text:p>
      <text:p text:style-name="P1"><text:s text:c="3"/>- Pior Caso: O(n^2) </text:p>
      <text:p text:style-name="P1"/>
      <text:p text:style-name="P4">4. Merge Sort:</text:p>
      <text:p text:style-name="P1"><text:s text:c="3"/>- Melhor Caso: O(n log n)</text:p>
      <text:p text:style-name="P1"><text:s text:c="3"/>- Médio Caso: O(n log n)</text:p>
      <text:p text:style-name="P1"><text:s text:c="3"/>- Pior Caso: O(n log n)</text:p>
      <text:p text:style-name="P1"/>
      <text:p text:style-name="P4">5. Quick Sort:</text:p>
      <text:p text:style-name="P1"><text:s text:c="3"/>- Melhor Caso: O(n log n) </text:p>
      <text:p text:style-name="P1"><text:s text:c="3"/>- Médio Caso: O(n log n)</text:p>
      <text:p text:style-name="P1"><text:s text:c="3"/>- Pior Caso: O(n^2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8:14:44.596255380</meta:creation-date>
    <dc:date>2023-08-02T08:20:35.407604112</dc:date>
    <meta:editing-duration>PT5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98" meta:character-count="543" meta:non-whitespace-character-count="417"/>
  </office:meta>
</office:document-meta>
</file>